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Tahoma"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list-style-name="WWNum1">
      <style:text-properties officeooo:paragraph-rsid="001aec19"/>
    </style:style>
    <style:style style:name="P2" style:family="paragraph" style:parent-style-name="List_20_Paragraph">
      <style:text-properties officeooo:paragraph-rsid="001aec19"/>
    </style:style>
    <style:style style:name="P3" style:family="paragraph" style:parent-style-name="List_20_Paragraph" style:list-style-name="WWNum1">
      <style:paragraph-properties fo:margin-left="0in" fo:margin-right="0in" fo:text-indent="0in" style:auto-text-indent="false"/>
      <style:text-properties officeooo:rsid="001aec19" officeooo:paragraph-rsid="001aec19"/>
    </style:style>
    <style:style style:name="P4" style:family="paragraph" style:parent-style-name="List_20_Paragraph" style:list-style-name="WWNum1">
      <style:paragraph-properties fo:margin-left="0in" fo:margin-right="0in" fo:text-indent="0in" style:auto-text-indent="false"/>
      <style:text-properties officeooo:paragraph-rsid="001aec19"/>
    </style:style>
    <style:style style:name="P5" style:family="paragraph" style:parent-style-name="List_20_Paragraph">
      <style:paragraph-properties fo:margin-left="0in" fo:margin-right="0in" fo:text-indent="0in" style:auto-text-indent="false"/>
      <style:text-properties officeooo:paragraph-rsid="001aec19"/>
    </style:style>
    <style:style style:name="P6" style:family="paragraph" style:parent-style-name="List_20_Paragraph" style:list-style-name="WWNum1">
      <style:paragraph-properties fo:margin-left="0in" fo:margin-right="0in" fo:text-indent="0in" style:auto-text-indent="false"/>
      <style:text-properties officeooo:rsid="001cd98a" officeooo:paragraph-rsid="001cd98a"/>
    </style:style>
    <style:style style:name="P7" style:family="paragraph" style:parent-style-name="List_20_Paragraph">
      <style:paragraph-properties fo:margin-left="0in" fo:margin-right="0in" fo:text-indent="0in" style:auto-text-indent="false"/>
      <style:text-properties officeooo:rsid="001cd98a" officeooo:paragraph-rsid="001cd98a"/>
    </style:style>
    <style:style style:name="P8" style:family="paragraph" style:parent-style-name="List_20_Paragraph" style:list-style-name="WWNum1">
      <style:paragraph-properties fo:margin-left="0in" fo:margin-right="0in" fo:text-indent="0in" style:auto-text-indent="false"/>
      <style:text-properties officeooo:rsid="001cfeb3" officeooo:paragraph-rsid="001cfeb3"/>
    </style:style>
    <style:style style:name="P9" style:family="paragraph" style:parent-style-name="Standard">
      <style:text-properties fo:language="en" fo:country="US" officeooo:paragraph-rsid="001aec19"/>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33991210036506878" text:style-name="WWNum1">
        <text:list-header>
          <text:p text:style-name="P6"><text:span text:style-name="T1">Before we will start to answer the questions we will reduce the website. We reduce the website, so that it only contains the row that belongs to the admire2 patiens. Next we will reduce that table even further. We select only the rows that correspond to a creatini value.</text:span></text:p>
          <text:p text:style-name="P3"><text:span text:style-name="T1">-Filter the data</text:span></text:p>
          <text:p text:style-name="P6"><text:span text:style-name="T1">1_filter.txt</text:span></text:p>
        </text:list-header>
      </text:list>
      <text:p text:style-name="P7"><text:span text:style-name="T1"/></text:p>
      <text:p text:style-name="P7"><text:span text:style-name="T1">Next we will add a column to the sensor that contains both the time en date.</text:span></text:p>
      <text:p text:style-name="P7"><text:span text:style-name="T1">- <text:s/>ADD column with dataTime:</text:span></text:p>
      <text:p text:style-name="P7"><text:span text:style-name="T1">2_addDateTime.txt</text:span></text:p>
      <text:p text:style-name="P7"><text:span text:style-name="T1"/></text:p>
      <text:p text:style-name="P7"><text:span text:style-name="T1">If you want you could reduce the amount of columns in the </text:span></text:p>
      <text:p text:style-name="P7"><text:span text:style-name="T1">-Reduce the columns</text:span></text:p>
      <text:p text:style-name="P7"><text:span text:style-name="T1">3_filterSensor.txt</text:span></text:p>
      <text:p text:style-name="P5"><text:span text:style-name="T1"/></text:p>
      <text:list xml:id="list123335650126006" text:continue-numbering="true" text:style-name="WWNum1">
        <text:list-item>
          <text:p text:style-name="P1"><text:span text:style-name="T1">what time of the day and on what day do people measure themselves?</text:span></text:p>
          <text:p text:style-name="P6"><text:span text:style-name="T1">4_timeMeasure.txt</text:span></text:p>
          <text:p text:style-name="P6"><text:span text:style-name="T1">5_timeMeasure2.txt</text:span></text:p>
          <text:p text:style-name="P6"><text:span text:style-name="T1">6_dayOfWeek.txt</text:span></text:p>
        </text:list-item>
      </text:list>
      <text:p text:style-name="P2"><text:span text:style-name="T1"/></text:p>
      <text:list xml:id="list123334771678674" text:continue-numbering="true" text:style-name="WWNum1">
        <text:list-header>
          <text:p text:style-name="P4"><text:span text:style-name="T1">what time of the day and on what day do they enter measure measurement?</text:span></text:p>
          <text:p text:style-name="P8"><text:span text:style-name="T1">7_enterMoment.txt</text:span></text:p>
          <text:p text:style-name="P8"><text:span text:style-name="T1">8_enterDay.txt</text:span></text:p>
          <text:p text:style-name="P1"><text:span text:style-name="T1"/></text:p>
        </text:list-header>
        <text:list-item>
          <text:p text:style-name="P1"><text:span text:style-name="T1">What is the difference in time between measurement device and entering data in Mijnnierinzicht?</text:span></text:p>
        </text:list-item>
        <text:list-item>
          <text:p text:style-name="P1"><text:span text:style-name="T1">Is there a difference between StatSensor measurement and what patients enter into Mijnnierinzicht</text:span></text:p>
        </text:list-item>
        <text:list-item>
          <text:p text:style-name="P1"><text:span text:style-name="T1">How often do patients measure themselves before they enter data into Mijnnierinzicht?</text:span></text:p>
        </text:list-item>
        <text:list-item>
          <text:p text:style-name="P1"><text:span text:style-name="T1">If a patient did measure multiple time, what measure do he/she eventually enter into Mijnnierinzicht?</text:span></text:p>
        </text:list-item>
        <text:list-item>
          <text:p text:style-name="P1"><text:span text:style-name="T1">Do patient follow up advice given my Mijnnierinzicht?</text:span></text:p>
        </text:list-item>
        <text:list-item>
          <text:p text:style-name="P1"><text:span text:style-name="T1">What are the conditions under which people start deviating from their normal measurement routine?</text:span></text:p>
        </text:list-item>
        <text:list-item>
          <text:p text:style-name="P1"><text:span text:style-name="T1">What are the conditions under which people overwrite their initial data entered in Mijnnierinzicht?</text:span></text:p>
        </text:list-item>
        <text:list-item>
          <text:p text:style-name="P1"><text:span text:style-name="T1">Find cases where there is a difference between device measurement and what is entered in Mijnnierinzicht </text:span></text:p>
        </text:list-item>
        <text:list-item>
          <text:p text:style-name="P1"><text:span text:style-name="T1">find cases where Mijnnierinzicht advice to contact the hospital</text:span></text:p>
        </text:list-item>
        <text:list-item>
          <text:p text:style-name="P1"><text:span text:style-name="T1">How well do patients follow up advice of Mijnnierinzicht to re-measure again?</text:span></text:p>
        </text:list-item>
        <text:list-item>
          <text:p text:style-name="P1"><text:span text:style-name="T1">Do external factors, such as holidays, have an effect on the patient’s measurement routine?</text:span></text:p>
        </text:list-item>
        <text:list-item>
          <text:p text:style-name="P1"><text:span text:style-name="T1">Is the value of creatine, blood pressure, HR effecting the patient’s measurement routine?</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Tahoma"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ListLabel_20_3" style:display-name="ListLabel 3" style:family="text">
      <style:text-properties style:font-name-complex="Tahoma1" style:font-family-complex="Tahoma"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3" style:num-suffix="-" text:bullet-char="-">
        <style:list-level-properties text:list-level-position-and-space-mode="label-alignment">
          <style:list-level-label-alignment text:label-followed-by="listtab" fo:text-indent="-0.25in" fo:margin-left="0.25in"/>
        </style:list-level-properties>
        <style:text-properties style:font-name="Tahoma"/>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5T11:54:14.580946471</meta:creation-date>
    <dc:date>2015-06-25T12:33:33.704642805</dc:date>
    <meta:editing-duration>PT24M8S</meta:editing-duration>
    <meta:editing-cycles>2</meta:editing-cycles>
    <meta:generator>LibreOffice/4.4.3.2$Linux_X86_64 LibreOffice_project/40m0$Build-2</meta:generator>
    <meta:document-statistic meta:table-count="0" meta:image-count="0" meta:object-count="0" meta:page-count="1" meta:paragraph-count="29" meta:word-count="300" meta:character-count="1808" meta:non-whitespace-character-count="1556"/>
  </office:meta>
</office:document-meta>
</file>